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0.232cm" svg:height="12.006cm" svg:x="1.432cm" svg:y="14.874cm">
            <draw:object draw:notify-on-update-of-ranges="Лист1.B5:Лист1.O5 Лист1.B12:Лист1.O12 Лист1.A5:Лист1.A5 Лист1.B7:Лист1.O7 Лист1.B12:Лист1.O12 Лист1.A11:Лист1.A11 Лист1.B13:Лист1.O13 Лист1.B12:Лист1.O12 Лист1.A8:Лист1.A8 Лист1.B10:Лист1.O10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.39" calcext:value-type="float">
            <text:p>8,39</text:p>
          </table:table-cell>
          <table:table-cell office:value-type="float" office:value="5.065" calcext:value-type="float">
            <text:p>5,065</text:p>
          </table:table-cell>
          <table:table-cell office:value-type="float" office:value="5.966667" calcext:value-type="float">
            <text:p>5,966667</text:p>
          </table:table-cell>
          <table:table-cell office:value-type="float" office:value="5.14" calcext:value-type="float">
            <text:p>5,14</text:p>
          </table:table-cell>
          <table:table-cell office:value-type="float" office:value="7.066" calcext:value-type="float">
            <text:p>7,066</text:p>
          </table:table-cell>
          <table:table-cell office:value-type="float" office:value="5.496667" calcext:value-type="float">
            <text:p>5,496667</text:p>
          </table:table-cell>
          <table:table-cell office:value-type="float" office:value="5.944286" calcext:value-type="float">
            <text:p>5,944286</text:p>
          </table:table-cell>
          <table:table-cell office:value-type="float" office:value="6.45625" calcext:value-type="float">
            <text:p>6,45625</text:p>
          </table:table-cell>
          <table:table-cell office:value-type="float" office:value="6.566667" calcext:value-type="float">
            <text:p>6,566667</text:p>
          </table:table-cell>
          <table:table-cell office:value-type="float" office:value="6.491" calcext:value-type="float">
            <text:p>6,491</text:p>
          </table:table-cell>
          <table:table-cell office:value-type="float" office:value="6.567273" calcext:value-type="float">
            <text:p>6,567273</text:p>
          </table:table-cell>
          <table:table-cell office:value-type="float" office:value="6.29" calcext:value-type="float">
            <text:p>6,29</text:p>
          </table:table-cell>
          <table:table-cell office:value-type="float" office:value="6.629231" calcext:value-type="float">
            <text:p>6,629231</text:p>
          </table:table-cell>
          <table:table-cell office:value-type="float" office:value="6.245" calcext:value-type="float">
            <text:p>6,24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.92" calcext:value-type="float">
            <text:p>12,92</text:p>
          </table:table-cell>
          <table:table-cell office:value-type="float" office:value="14.95" calcext:value-type="float">
            <text:p>14,95</text:p>
          </table:table-cell>
          <table:table-cell office:value-type="float" office:value="20.543333" calcext:value-type="float">
            <text:p>20,543333</text:p>
          </table:table-cell>
          <table:table-cell office:value-type="float" office:value="25.3275" calcext:value-type="float">
            <text:p>25,3275</text:p>
          </table:table-cell>
          <table:table-cell office:value-type="float" office:value="33.054" calcext:value-type="float">
            <text:p>33,054</text:p>
          </table:table-cell>
          <table:table-cell office:value-type="float" office:value="40.696667" calcext:value-type="float">
            <text:p>40,696667</text:p>
          </table:table-cell>
          <table:table-cell office:value-type="float" office:value="46.675714" calcext:value-type="float">
            <text:p>46,675714</text:p>
          </table:table-cell>
          <table:table-cell office:value-type="float" office:value="46.1375" calcext:value-type="float">
            <text:p>46,1375</text:p>
          </table:table-cell>
          <table:table-cell office:value-type="float" office:value="49.623333" calcext:value-type="float">
            <text:p>49,623333</text:p>
          </table:table-cell>
          <table:table-cell office:value-type="float" office:value="56.755" calcext:value-type="float">
            <text:p>56,755</text:p>
          </table:table-cell>
          <table:table-cell office:value-type="float" office:value="58.791818" calcext:value-type="float">
            <text:p>58,791818</text:p>
          </table:table-cell>
          <table:table-cell office:value-type="float" office:value="71.2525" calcext:value-type="float">
            <text:p>71,2525</text:p>
          </table:table-cell>
          <table:table-cell office:value-type="float" office:value="75.337692" calcext:value-type="float">
            <text:p>75,337692</text:p>
          </table:table-cell>
          <table:table-cell office:value-type="float" office:value="80.212143" calcext:value-type="float">
            <text:p>80,212143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.19" calcext:value-type="float">
            <text:p>6,19</text:p>
          </table:table-cell>
          <table:table-cell office:value-type="float" office:value="6.185" calcext:value-type="float">
            <text:p>6,185</text:p>
          </table:table-cell>
          <table:table-cell office:value-type="float" office:value="4.026667" calcext:value-type="float">
            <text:p>4,026667</text:p>
          </table:table-cell>
          <table:table-cell office:value-type="float" office:value="5.96" calcext:value-type="float">
            <text:p>5,96</text:p>
          </table:table-cell>
          <table:table-cell office:value-type="float" office:value="5.546" calcext:value-type="float">
            <text:p>5,546</text:p>
          </table:table-cell>
          <table:table-cell office:value-type="float" office:value="5.448333" calcext:value-type="float">
            <text:p>5,448333</text:p>
          </table:table-cell>
          <table:table-cell office:value-type="float" office:value="6.181429" calcext:value-type="float">
            <text:p>6,181429</text:p>
          </table:table-cell>
          <table:table-cell office:value-type="float" office:value="6.7925" calcext:value-type="float">
            <text:p>6,7925</text:p>
          </table:table-cell>
          <table:table-cell office:value-type="float" office:value="5.904444" calcext:value-type="float">
            <text:p>5,904444</text:p>
          </table:table-cell>
          <table:table-cell office:value-type="float" office:value="6.338" calcext:value-type="float">
            <text:p>6,338</text:p>
          </table:table-cell>
          <table:table-cell office:value-type="float" office:value="6.232727" calcext:value-type="float">
            <text:p>6,232727</text:p>
          </table:table-cell>
          <table:table-cell office:value-type="float" office:value="11.103333" calcext:value-type="float">
            <text:p>11,103333</text:p>
          </table:table-cell>
          <table:table-cell office:value-type="float" office:value="7.313077" calcext:value-type="float">
            <text:p>7,313077</text:p>
          </table:table-cell>
          <table:table-cell office:value-type="float" office:value="6.479286" calcext:value-type="float">
            <text:p>6,479286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37" calcext:value-type="float">
            <text:p>4,37</text:p>
          </table:table-cell>
          <table:table-cell office:value-type="float" office:value="4.365" calcext:value-type="float">
            <text:p>4,365</text:p>
          </table:table-cell>
          <table:table-cell office:value-type="float" office:value="4.556667" calcext:value-type="float">
            <text:p>4,556667</text:p>
          </table:table-cell>
          <table:table-cell office:value-type="float" office:value="4.5425" calcext:value-type="float">
            <text:p>4,5425</text:p>
          </table:table-cell>
          <table:table-cell office:value-type="float" office:value="4.438" calcext:value-type="float">
            <text:p>4,438</text:p>
          </table:table-cell>
          <table:table-cell office:value-type="float" office:value="4.43" calcext:value-type="float">
            <text:p>4,43</text:p>
          </table:table-cell>
          <table:table-cell office:value-type="float" office:value="4.412857" calcext:value-type="float">
            <text:p>4,412857</text:p>
          </table:table-cell>
          <table:table-cell office:value-type="float" office:value="4.515" calcext:value-type="float">
            <text:p>4,515</text:p>
          </table:table-cell>
          <table:table-cell office:value-type="float" office:value="4.19" calcext:value-type="float">
            <text:p>4,19</text:p>
          </table:table-cell>
          <table:table-cell office:value-type="float" office:value="4.252" calcext:value-type="float">
            <text:p>4,252</text:p>
          </table:table-cell>
          <table:table-cell office:value-type="float" office:value="4.204545" calcext:value-type="float">
            <text:p>4,204545</text:p>
          </table:table-cell>
          <table:table-cell office:value-type="float" office:value="4.098333" calcext:value-type="float">
            <text:p>4,098333</text:p>
          </table:table-cell>
          <table:table-cell office:value-type="float" office:value="4.086923" calcext:value-type="float">
            <text:p>4,086923</text:p>
          </table:table-cell>
          <table:table-cell office:value-type="float" office:value="4.127857" calcext:value-type="float">
            <text:p>4,127857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85" calcext:value-type="float">
            <text:p>4,85</text:p>
          </table:table-cell>
          <table:table-cell office:value-type="float" office:value="5.35" calcext:value-type="float">
            <text:p>5,35</text:p>
          </table:table-cell>
          <table:table-cell office:value-type="float" office:value="5.783333" calcext:value-type="float">
            <text:p>5,783333</text:p>
          </table:table-cell>
          <table:table-cell office:value-type="float" office:value="10.055" calcext:value-type="float">
            <text:p>10,055</text:p>
          </table:table-cell>
          <table:table-cell office:value-type="float" office:value="12.652" calcext:value-type="float">
            <text:p>12,652</text:p>
          </table:table-cell>
          <table:table-cell office:value-type="float" office:value="14.818333" calcext:value-type="float">
            <text:p>14,818333</text:p>
          </table:table-cell>
          <table:table-cell office:value-type="float" office:value="16.717143" calcext:value-type="float">
            <text:p>16,717143</text:p>
          </table:table-cell>
          <table:table-cell office:value-type="float" office:value="19.92625" calcext:value-type="float">
            <text:p>19,92625</text:p>
          </table:table-cell>
          <table:table-cell office:value-type="float" office:value="20.828889" calcext:value-type="float">
            <text:p>20,828889</text:p>
          </table:table-cell>
          <table:table-cell office:value-type="float" office:value="26.22" calcext:value-type="float">
            <text:p>26,22</text:p>
          </table:table-cell>
          <table:table-cell office:value-type="float" office:value="23.343636" calcext:value-type="float">
            <text:p>23,343636</text:p>
          </table:table-cell>
          <table:table-cell office:value-type="float" office:value="34.391667" calcext:value-type="float">
            <text:p>34,391667</text:p>
          </table:table-cell>
          <table:table-cell office:value-type="float" office:value="40.902308" calcext:value-type="float">
            <text:p>40,902308</text:p>
          </table:table-cell>
          <table:table-cell office:value-type="float" office:value="39.262857" calcext:value-type="float">
            <text:p>39,262857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.22" calcext:value-type="float">
            <text:p>5,22</text:p>
          </table:table-cell>
          <table:table-cell office:value-type="float" office:value="6.15" calcext:value-type="float">
            <text:p>6,15</text:p>
          </table:table-cell>
          <table:table-cell office:value-type="float" office:value="6.813333" calcext:value-type="float">
            <text:p>6,813333</text:p>
          </table:table-cell>
          <table:table-cell office:value-type="float" office:value="9.925" calcext:value-type="float">
            <text:p>9,925</text:p>
          </table:table-cell>
          <table:table-cell office:value-type="float" office:value="12.038" calcext:value-type="float">
            <text:p>12,038</text:p>
          </table:table-cell>
          <table:table-cell office:value-type="float" office:value="15.755" calcext:value-type="float">
            <text:p>15,755</text:p>
          </table:table-cell>
          <table:table-cell office:value-type="float" office:value="19.042857" calcext:value-type="float">
            <text:p>19,042857</text:p>
          </table:table-cell>
          <table:table-cell office:value-type="float" office:value="18.65" calcext:value-type="float">
            <text:p>18,65</text:p>
          </table:table-cell>
          <table:table-cell office:value-type="float" office:value="22.961111" calcext:value-type="float">
            <text:p>22,961111</text:p>
          </table:table-cell>
          <table:table-cell office:value-type="float" office:value="29.217" calcext:value-type="float">
            <text:p>29,217</text:p>
          </table:table-cell>
          <table:table-cell office:value-type="float" office:value="29.107273" calcext:value-type="float">
            <text:p>29,107273</text:p>
          </table:table-cell>
          <table:table-cell office:value-type="float" office:value="33.286667" calcext:value-type="float">
            <text:p>33,286667</text:p>
          </table:table-cell>
          <table:table-cell office:value-type="float" office:value="36.330769" calcext:value-type="float">
            <text:p>36,330769</text:p>
          </table:table-cell>
          <table:table-cell office:value-type="float" office:value="29.883571" calcext:value-type="float">
            <text:p>29,883571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.3" calcext:value-type="float">
            <text:p>16,3</text:p>
          </table:table-cell>
          <table:table-cell office:value-type="float" office:value="21.505" calcext:value-type="float">
            <text:p>21,505</text:p>
          </table:table-cell>
          <table:table-cell office:value-type="float" office:value="25.613333" calcext:value-type="float">
            <text:p>25,613333</text:p>
          </table:table-cell>
          <table:table-cell office:value-type="float" office:value="32.825" calcext:value-type="float">
            <text:p>32,825</text:p>
          </table:table-cell>
          <table:table-cell office:value-type="float" office:value="41.298" calcext:value-type="float">
            <text:p>41,298</text:p>
          </table:table-cell>
          <table:table-cell office:value-type="float" office:value="48.368333" calcext:value-type="float">
            <text:p>48,368333</text:p>
          </table:table-cell>
          <table:table-cell office:value-type="float" office:value="50.174286" calcext:value-type="float">
            <text:p>50,174286</text:p>
          </table:table-cell>
          <table:table-cell office:value-type="float" office:value="60.65" calcext:value-type="float">
            <text:p>60,65</text:p>
          </table:table-cell>
          <table:table-cell office:value-type="float" office:value="62.566667" calcext:value-type="float">
            <text:p>62,566667</text:p>
          </table:table-cell>
          <table:table-cell office:value-type="float" office:value="71.868" calcext:value-type="float">
            <text:p>71,868</text:p>
          </table:table-cell>
          <table:table-cell office:value-type="float" office:value="68.031818" calcext:value-type="float">
            <text:p>68,031818</text:p>
          </table:table-cell>
          <table:table-cell office:value-type="float" office:value="77.8725" calcext:value-type="float">
            <text:p>77,8725</text:p>
          </table:table-cell>
          <table:table-cell office:value-type="float" office:value="92.703846" calcext:value-type="float">
            <text:p>92,703846</text:p>
          </table:table-cell>
          <table:table-cell office:value-type="float" office:value="92.112143" calcext:value-type="float">
            <text:p>92,112143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.96" calcext:value-type="float">
            <text:p>7,96</text:p>
          </table:table-cell>
          <table:table-cell office:value-type="float" office:value="6.118684" calcext:value-type="float">
            <text:p>6,118684</text:p>
          </table:table-cell>
          <table:table-cell office:value-type="float" office:value="9.930702" calcext:value-type="float">
            <text:p>9,930702</text:p>
          </table:table-cell>
          <table:table-cell office:value-type="float" office:value="6.8275" calcext:value-type="float">
            <text:p>6,8275</text:p>
          </table:table-cell>
          <table:table-cell office:value-type="float" office:value="12.216" calcext:value-type="float">
            <text:p>12,216</text:p>
          </table:table-cell>
          <table:table-cell office:value-type="float" office:value="10.905" calcext:value-type="float">
            <text:p>10,905</text:p>
          </table:table-cell>
          <table:table-cell office:value-type="float" office:value="12.008271" calcext:value-type="float">
            <text:p>12,008271</text:p>
          </table:table-cell>
          <table:table-cell office:value-type="float" office:value="14.3825" calcext:value-type="float">
            <text:p>14,3825</text:p>
          </table:table-cell>
          <table:table-cell office:value-type="float" office:value="6.458772" calcext:value-type="float">
            <text:p>6,458772</text:p>
          </table:table-cell>
          <table:table-cell office:value-type="float" office:value="7.579053" calcext:value-type="float">
            <text:p>7,579053</text:p>
          </table:table-cell>
          <table:table-cell office:value-type="float" office:value="6.57" calcext:value-type="float">
            <text:p>6,57</text:p>
          </table:table-cell>
          <table:table-cell office:value-type="float" office:value="6.745482" calcext:value-type="float">
            <text:p>6,745482</text:p>
          </table:table-cell>
          <table:table-cell office:value-type="float" office:value="9.915385" calcext:value-type="float">
            <text:p>9,915385</text:p>
          </table:table-cell>
          <table:table-cell office:value-type="float" office:value="6.807669" calcext:value-type="float">
            <text:p>6,807669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.96" calcext:value-type="float">
            <text:p>4,96</text:p>
          </table:table-cell>
          <table:table-cell office:value-type="float" office:value="5.46" calcext:value-type="float">
            <text:p>5,46</text:p>
          </table:table-cell>
          <table:table-cell office:value-type="float" office:value="4.863333" calcext:value-type="float">
            <text:p>4,863333</text:p>
          </table:table-cell>
          <table:table-cell office:value-type="float" office:value="6.592895" calcext:value-type="float">
            <text:p>6,592895</text:p>
          </table:table-cell>
          <table:table-cell office:value-type="float" office:value="8.544105" calcext:value-type="float">
            <text:p>8,544105</text:p>
          </table:table-cell>
          <table:table-cell office:value-type="float" office:value="7.976491" calcext:value-type="float">
            <text:p>7,976491</text:p>
          </table:table-cell>
          <table:table-cell office:value-type="float" office:value="8.725714" calcext:value-type="float">
            <text:p>8,725714</text:p>
          </table:table-cell>
          <table:table-cell office:value-type="float" office:value="5.532237" calcext:value-type="float">
            <text:p>5,532237</text:p>
          </table:table-cell>
          <table:table-cell office:value-type="float" office:value="7.91167" calcext:value-type="float">
            <text:p>7,91167</text:p>
          </table:table-cell>
          <table:table-cell office:value-type="float" office:value="9.998526" calcext:value-type="float">
            <text:p>9,998526</text:p>
          </table:table-cell>
          <table:table-cell office:value-type="float" office:value="8.408469" calcext:value-type="float">
            <text:p>8,408469</text:p>
          </table:table-cell>
          <table:table-cell office:value-type="float" office:value="8.390712" calcext:value-type="float">
            <text:p>8,390712</text:p>
          </table:table-cell>
          <table:table-cell office:value-type="float" office:value="7.734251" calcext:value-type="float">
            <text:p>7,734251</text:p>
          </table:table-cell>
          <table:table-cell office:value-type="float" office:value="5.697143" calcext:value-type="float">
            <text:p>5,69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.00.0000</text:date>, <text:time style:data-style-name="N2" text:time-value="14:48:55.24360892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4T14:53:06.570193452</dc:date>
    <meta:editing-duration>PT11H24M58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233cm" svg:height="12.007cm" xlink:href=".." xlink:type="simple" chart:class="chart:scatter" chart:style-name="ch1">
        <chart:title svg:x="11.752cm" svg:y="0.376cm" chart:style-name="ch2">
          <text:p>change_M_metric_query_handler</text:p>
        </chart:title>
        <chart:legend chart:legend-position="end" svg:x="22.142cm" svg:y="3.712cm" style:legend-expansion="high" chart:style-name="ch3"/>
        <chart:plot-area chart:style-name="ch4" table:cell-range-address="Лист1.A5:Лист1.O5 Лист1.B12:Лист1.O13 Лист1.B7:Лист1.O7 Лист1.A11:Лист1.A11 Лист1.A8:Лист1.A8 Лист1.B10:Лист1.O10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604cm" svg:y="1.421cm" svg:width="20.934cm" svg:height="10.346cm">
          <chartooo:coordinate-region svg:x="1.411cm" svg:y="1.62cm" svg:width="19.94cm" svg:height="9.5cm"/>
          <chart:axis chart:dimension="x" chart:name="primary-x" chart:style-name="ch5" chartooo:axis-type="auto">
            <chart:categories table:cell-range-address="Лист1.B5:Лист1.O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3:Лист1.O13" chart:label-cell-address="Лист1.A11:Лист1.A11" chart:class="chart:scatter">
            <chart:data-point chart:repeated="14"/>
          </chart:series>
          <chart:series chart:style-name="ch9" chart:values-cell-range-address="Лист1.B10:Лист1.O10" chart:label-cell-address="Лист1.A8:Лист1.A8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8.39">
                <text:p>8.39</text:p>
                <draw:g>
                  <svg:desc>Лист1.B7:Лист1.O7</svg:desc>
                </draw:g>
              </table:table-cell>
              <table:table-cell office:value-type="float" office:value="5.065">
                <text:p>5.065</text:p>
              </table:table-cell>
              <table:table-cell office:value-type="float" office:value="5.966667">
                <text:p>5.966667</text:p>
              </table:table-cell>
              <table:table-cell office:value-type="float" office:value="5.14">
                <text:p>5.14</text:p>
              </table:table-cell>
              <table:table-cell office:value-type="float" office:value="7.066">
                <text:p>7.066</text:p>
              </table:table-cell>
              <table:table-cell office:value-type="float" office:value="5.496667">
                <text:p>5.496667</text:p>
              </table:table-cell>
              <table:table-cell office:value-type="float" office:value="5.944286">
                <text:p>5.944286</text:p>
              </table:table-cell>
              <table:table-cell office:value-type="float" office:value="6.45625">
                <text:p>6.45625</text:p>
              </table:table-cell>
              <table:table-cell office:value-type="float" office:value="6.566667">
                <text:p>6.566667</text:p>
              </table:table-cell>
              <table:table-cell office:value-type="float" office:value="6.491">
                <text:p>6.491</text:p>
              </table:table-cell>
              <table:table-cell office:value-type="float" office:value="6.567273">
                <text:p>6.567273</text:p>
              </table:table-cell>
              <table:table-cell office:value-type="float" office:value="6.29">
                <text:p>6.29</text:p>
              </table:table-cell>
              <table:table-cell office:value-type="float" office:value="6.629231">
                <text:p>6.629231</text:p>
              </table:table-cell>
              <table:table-cell office:value-type="float" office:value="6.245">
                <text:p>6.24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6.19">
                <text:p>6.19</text:p>
                <draw:g>
                  <svg:desc>Лист1.B13:Лист1.O13</svg:desc>
                </draw:g>
              </table:table-cell>
              <table:table-cell office:value-type="float" office:value="6.185">
                <text:p>6.185</text:p>
              </table:table-cell>
              <table:table-cell office:value-type="float" office:value="4.026667">
                <text:p>4.026667</text:p>
              </table:table-cell>
              <table:table-cell office:value-type="float" office:value="5.96">
                <text:p>5.96</text:p>
              </table:table-cell>
              <table:table-cell office:value-type="float" office:value="5.546">
                <text:p>5.546</text:p>
              </table:table-cell>
              <table:table-cell office:value-type="float" office:value="5.448333">
                <text:p>5.448333</text:p>
              </table:table-cell>
              <table:table-cell office:value-type="float" office:value="6.181429">
                <text:p>6.181429</text:p>
              </table:table-cell>
              <table:table-cell office:value-type="float" office:value="6.7925">
                <text:p>6.7925</text:p>
              </table:table-cell>
              <table:table-cell office:value-type="float" office:value="5.904444">
                <text:p>5.904444</text:p>
              </table:table-cell>
              <table:table-cell office:value-type="float" office:value="6.338">
                <text:p>6.338</text:p>
              </table:table-cell>
              <table:table-cell office:value-type="float" office:value="6.232727">
                <text:p>6.232727</text:p>
              </table:table-cell>
              <table:table-cell office:value-type="float" office:value="11.103333">
                <text:p>11.103333</text:p>
              </table:table-cell>
              <table:table-cell office:value-type="float" office:value="7.313077">
                <text:p>7.313077</text:p>
              </table:table-cell>
              <table:table-cell office:value-type="float" office:value="6.479286">
                <text:p>6.479286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12.92">
                <text:p>12.92</text:p>
                <draw:g>
                  <svg:desc>Лист1.B10:Лист1.O10</svg:desc>
                </draw:g>
              </table:table-cell>
              <table:table-cell office:value-type="float" office:value="14.95">
                <text:p>14.95</text:p>
              </table:table-cell>
              <table:table-cell office:value-type="float" office:value="20.543333">
                <text:p>20.543333</text:p>
              </table:table-cell>
              <table:table-cell office:value-type="float" office:value="25.3275">
                <text:p>25.3275</text:p>
              </table:table-cell>
              <table:table-cell office:value-type="float" office:value="33.054">
                <text:p>33.054</text:p>
              </table:table-cell>
              <table:table-cell office:value-type="float" office:value="40.696667">
                <text:p>40.696667</text:p>
              </table:table-cell>
              <table:table-cell office:value-type="float" office:value="46.675714">
                <text:p>46.675714</text:p>
              </table:table-cell>
              <table:table-cell office:value-type="float" office:value="46.1375">
                <text:p>46.1375</text:p>
              </table:table-cell>
              <table:table-cell office:value-type="float" office:value="49.623333">
                <text:p>49.623333</text:p>
              </table:table-cell>
              <table:table-cell office:value-type="float" office:value="56.755">
                <text:p>56.755</text:p>
              </table:table-cell>
              <table:table-cell office:value-type="float" office:value="58.791818">
                <text:p>58.791818</text:p>
              </table:table-cell>
              <table:table-cell office:value-type="float" office:value="71.2525">
                <text:p>71.2525</text:p>
              </table:table-cell>
              <table:table-cell office:value-type="float" office:value="75.337692">
                <text:p>75.337692</text:p>
              </table:table-cell>
              <table:table-cell office:value-type="float" office:value="80.212143">
                <text:p>80.212143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4.37">
                <text:p>4.37</text:p>
                <draw:g>
                  <svg:desc>Лист1.B16:Лист1.O16</svg:desc>
                </draw:g>
              </table:table-cell>
              <table:table-cell office:value-type="float" office:value="4.365">
                <text:p>4.365</text:p>
              </table:table-cell>
              <table:table-cell office:value-type="float" office:value="4.556667">
                <text:p>4.556667</text:p>
              </table:table-cell>
              <table:table-cell office:value-type="float" office:value="4.5425">
                <text:p>4.5425</text:p>
              </table:table-cell>
              <table:table-cell office:value-type="float" office:value="4.438">
                <text:p>4.438</text:p>
              </table:table-cell>
              <table:table-cell office:value-type="float" office:value="4.43">
                <text:p>4.43</text:p>
              </table:table-cell>
              <table:table-cell office:value-type="float" office:value="4.412857">
                <text:p>4.412857</text:p>
              </table:table-cell>
              <table:table-cell office:value-type="float" office:value="4.515">
                <text:p>4.515</text:p>
              </table:table-cell>
              <table:table-cell office:value-type="float" office:value="4.19">
                <text:p>4.19</text:p>
              </table:table-cell>
              <table:table-cell office:value-type="float" office:value="4.252">
                <text:p>4.252</text:p>
              </table:table-cell>
              <table:table-cell office:value-type="float" office:value="4.204545">
                <text:p>4.204545</text:p>
              </table:table-cell>
              <table:table-cell office:value-type="float" office:value="4.098333">
                <text:p>4.098333</text:p>
              </table:table-cell>
              <table:table-cell office:value-type="float" office:value="4.086923">
                <text:p>4.086923</text:p>
              </table:table-cell>
              <table:table-cell office:value-type="float" office:value="4.127857">
                <text:p>4.127857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4.85">
                <text:p>4.85</text:p>
                <draw:g>
                  <svg:desc>Лист1.B19:Лист1.O19</svg:desc>
                </draw:g>
              </table:table-cell>
              <table:table-cell office:value-type="float" office:value="5.35">
                <text:p>5.35</text:p>
              </table:table-cell>
              <table:table-cell office:value-type="float" office:value="5.783333">
                <text:p>5.783333</text:p>
              </table:table-cell>
              <table:table-cell office:value-type="float" office:value="10.055">
                <text:p>10.055</text:p>
              </table:table-cell>
              <table:table-cell office:value-type="float" office:value="12.652">
                <text:p>12.652</text:p>
              </table:table-cell>
              <table:table-cell office:value-type="float" office:value="14.818333">
                <text:p>14.818333</text:p>
              </table:table-cell>
              <table:table-cell office:value-type="float" office:value="16.717143">
                <text:p>16.717143</text:p>
              </table:table-cell>
              <table:table-cell office:value-type="float" office:value="19.92625">
                <text:p>19.92625</text:p>
              </table:table-cell>
              <table:table-cell office:value-type="float" office:value="20.828889">
                <text:p>20.828889</text:p>
              </table:table-cell>
              <table:table-cell office:value-type="float" office:value="26.22">
                <text:p>26.22</text:p>
              </table:table-cell>
              <table:table-cell office:value-type="float" office:value="23.343636">
                <text:p>23.343636</text:p>
              </table:table-cell>
              <table:table-cell office:value-type="float" office:value="34.391667">
                <text:p>34.391667</text:p>
              </table:table-cell>
              <table:table-cell office:value-type="float" office:value="40.902308">
                <text:p>40.902308</text:p>
              </table:table-cell>
              <table:table-cell office:value-type="float" office:value="39.262857">
                <text:p>39.262857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5.22">
                <text:p>5.22</text:p>
                <draw:g>
                  <svg:desc>Лист1.B22:Лист1.O22</svg:desc>
                </draw:g>
              </table:table-cell>
              <table:table-cell office:value-type="float" office:value="6.15">
                <text:p>6.15</text:p>
              </table:table-cell>
              <table:table-cell office:value-type="float" office:value="6.813333">
                <text:p>6.813333</text:p>
              </table:table-cell>
              <table:table-cell office:value-type="float" office:value="9.925">
                <text:p>9.925</text:p>
              </table:table-cell>
              <table:table-cell office:value-type="float" office:value="12.038">
                <text:p>12.038</text:p>
              </table:table-cell>
              <table:table-cell office:value-type="float" office:value="15.755">
                <text:p>15.755</text:p>
              </table:table-cell>
              <table:table-cell office:value-type="float" office:value="19.042857">
                <text:p>19.042857</text:p>
              </table:table-cell>
              <table:table-cell office:value-type="float" office:value="18.65">
                <text:p>18.65</text:p>
              </table:table-cell>
              <table:table-cell office:value-type="float" office:value="22.961111">
                <text:p>22.961111</text:p>
              </table:table-cell>
              <table:table-cell office:value-type="float" office:value="29.217">
                <text:p>29.217</text:p>
              </table:table-cell>
              <table:table-cell office:value-type="float" office:value="29.107273">
                <text:p>29.107273</text:p>
              </table:table-cell>
              <table:table-cell office:value-type="float" office:value="33.286667">
                <text:p>33.286667</text:p>
              </table:table-cell>
              <table:table-cell office:value-type="float" office:value="36.330769">
                <text:p>36.330769</text:p>
              </table:table-cell>
              <table:table-cell office:value-type="float" office:value="29.883571">
                <text:p>29.883571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6.3">
                <text:p>16.3</text:p>
                <draw:g>
                  <svg:desc>Лист1.B25:Лист1.O25</svg:desc>
                </draw:g>
              </table:table-cell>
              <table:table-cell office:value-type="float" office:value="21.505">
                <text:p>21.505</text:p>
              </table:table-cell>
              <table:table-cell office:value-type="float" office:value="25.613333">
                <text:p>25.613333</text:p>
              </table:table-cell>
              <table:table-cell office:value-type="float" office:value="32.825">
                <text:p>32.825</text:p>
              </table:table-cell>
              <table:table-cell office:value-type="float" office:value="41.298">
                <text:p>41.298</text:p>
              </table:table-cell>
              <table:table-cell office:value-type="float" office:value="48.368333">
                <text:p>48.368333</text:p>
              </table:table-cell>
              <table:table-cell office:value-type="float" office:value="50.174286">
                <text:p>50.174286</text:p>
              </table:table-cell>
              <table:table-cell office:value-type="float" office:value="60.65">
                <text:p>60.65</text:p>
              </table:table-cell>
              <table:table-cell office:value-type="float" office:value="62.566667">
                <text:p>62.566667</text:p>
              </table:table-cell>
              <table:table-cell office:value-type="float" office:value="71.868">
                <text:p>71.868</text:p>
              </table:table-cell>
              <table:table-cell office:value-type="float" office:value="68.031818">
                <text:p>68.031818</text:p>
              </table:table-cell>
              <table:table-cell office:value-type="float" office:value="77.8725">
                <text:p>77.8725</text:p>
              </table:table-cell>
              <table:table-cell office:value-type="float" office:value="92.703846">
                <text:p>92.703846</text:p>
              </table:table-cell>
              <table:table-cell office:value-type="float" office:value="92.112143">
                <text:p>92.112143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7.96">
                <text:p>7.96</text:p>
                <draw:g>
                  <svg:desc>Лист1.B28:Лист1.O28</svg:desc>
                </draw:g>
              </table:table-cell>
              <table:table-cell office:value-type="float" office:value="6.118684">
                <text:p>6.118684</text:p>
              </table:table-cell>
              <table:table-cell office:value-type="float" office:value="9.930702">
                <text:p>9.930702</text:p>
              </table:table-cell>
              <table:table-cell office:value-type="float" office:value="6.8275">
                <text:p>6.8275</text:p>
              </table:table-cell>
              <table:table-cell office:value-type="float" office:value="12.216">
                <text:p>12.216</text:p>
              </table:table-cell>
              <table:table-cell office:value-type="float" office:value="10.905">
                <text:p>10.905</text:p>
              </table:table-cell>
              <table:table-cell office:value-type="float" office:value="12.008271">
                <text:p>12.008271</text:p>
              </table:table-cell>
              <table:table-cell office:value-type="float" office:value="14.3825">
                <text:p>14.3825</text:p>
              </table:table-cell>
              <table:table-cell office:value-type="float" office:value="6.458772">
                <text:p>6.458772</text:p>
              </table:table-cell>
              <table:table-cell office:value-type="float" office:value="7.579053">
                <text:p>7.579053</text:p>
              </table:table-cell>
              <table:table-cell office:value-type="float" office:value="6.57">
                <text:p>6.57</text:p>
              </table:table-cell>
              <table:table-cell office:value-type="float" office:value="6.745482">
                <text:p>6.745482</text:p>
              </table:table-cell>
              <table:table-cell office:value-type="float" office:value="9.915385">
                <text:p>9.915385</text:p>
              </table:table-cell>
              <table:table-cell office:value-type="float" office:value="6.807669">
                <text:p>6.807669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4.96">
                <text:p>4.96</text:p>
                <draw:g>
                  <svg:desc>Лист1.B31:Лист1.O31</svg:desc>
                </draw:g>
              </table:table-cell>
              <table:table-cell office:value-type="float" office:value="5.46">
                <text:p>5.46</text:p>
              </table:table-cell>
              <table:table-cell office:value-type="float" office:value="4.863333">
                <text:p>4.863333</text:p>
              </table:table-cell>
              <table:table-cell office:value-type="float" office:value="6.592895">
                <text:p>6.592895</text:p>
              </table:table-cell>
              <table:table-cell office:value-type="float" office:value="8.544105">
                <text:p>8.544105</text:p>
              </table:table-cell>
              <table:table-cell office:value-type="float" office:value="7.976491">
                <text:p>7.976491</text:p>
              </table:table-cell>
              <table:table-cell office:value-type="float" office:value="8.725714">
                <text:p>8.725714</text:p>
              </table:table-cell>
              <table:table-cell office:value-type="float" office:value="5.532237">
                <text:p>5.532237</text:p>
              </table:table-cell>
              <table:table-cell office:value-type="float" office:value="7.91167">
                <text:p>7.91167</text:p>
              </table:table-cell>
              <table:table-cell office:value-type="float" office:value="9.998526">
                <text:p>9.998526</text:p>
              </table:table-cell>
              <table:table-cell office:value-type="float" office:value="8.408469">
                <text:p>8.408469</text:p>
              </table:table-cell>
              <table:table-cell office:value-type="float" office:value="8.390712">
                <text:p>8.390712</text:p>
              </table:table-cell>
              <table:table-cell office:value-type="float" office:value="7.734251">
                <text:p>7.734251</text:p>
              </table:table-cell>
              <table:table-cell office:value-type="float" office:value="5.697143">
                <text:p>5.69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